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Adjusted', 'Segoe UI', 'Liberation Sans', sans-serif"/>
  </office:font-face-decls>
  <office:automatic-styles>
    <style:style style:name="P1" style:family="paragraph" style:parent-style-name="Standard">
      <style:paragraph-properties fo:margin-left="0in" fo:margin-right="0in" fo:margin-top="0in" fo:margin-bottom="0.0972in" style:contextual-spacing="false" fo:text-indent="0in" style:auto-text-indent="false"/>
    </style:style>
    <style:style style:name="P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101112" loext:opacity="100%" style:font-name="apple-system" fo:font-size="11.25pt" fo:letter-spacing="normal" fo:font-style="normal" fo:font-weight="normal" fo:background-color="#f3f4f5" loext:padding="0in" loext:border="none"/>
    </style:style>
    <style:style style:name="P3" style:family="paragraph" style:parent-style-name="Standard">
      <style:paragraph-properties fo:margin-left="0in" fo:margin-right="0in" fo:margin-top="0in" fo:margin-bottom="0in" style:contextual-spacing="false" fo:line-height="150%" fo:orphans="2" fo:widows="2" fo:text-indent="0in" style:auto-text-indent="false"/>
      <style:text-properties fo:font-variant="normal" fo:text-transform="none" fo:color="#101112" loext:opacity="100%" style:font-name="apple-system" fo:font-size="11.25pt" fo:letter-spacing="normal" fo:font-style="normal" fo:font-weight="normal" loext:padding="0in" loext:border="none"/>
    </style:style>
    <style:style style:name="P4" style:family="paragraph" style:parent-style-name="Standard">
      <style:paragraph-properties fo:margin-left="0in" fo:margin-right="0in" fo:margin-top="0in" fo:margin-bottom="0.0835in" style:contextual-spacing="false" fo:line-height="150%" fo:orphans="2" fo:widows="2" fo:text-indent="0in" style:auto-text-indent="false"/>
      <style:text-properties fo:font-variant="normal" fo:text-transform="none" fo:color="#101112" loext:opacity="100%" style:font-name="apple-system" fo:font-size="11.25pt" fo:letter-spacing="normal" fo:font-style="normal" fo:font-weight="normal" loext:padding="0in" loext:border="none"/>
    </style:style>
    <style:style style:name="P5" style:family="paragraph" style:parent-style-name="Standard">
      <style:paragraph-properties fo:margin-left="0in" fo:margin-right="0in" fo:margin-top="0.0835in" fo:margin-bottom="0.0835in" style:contextual-spacing="false" fo:line-height="150%" fo:orphans="2" fo:widows="2" fo:text-indent="0in" style:auto-text-indent="false"/>
      <style:text-properties fo:font-variant="normal" fo:text-transform="none" fo:color="#101112" loext:opacity="100%" style:font-name="apple-system" fo:font-size="11.25pt" fo:letter-spacing="normal" fo:font-style="normal" fo:font-weight="normal" loext:padding="0in" loext:border="none"/>
    </style:style>
    <style:style style:name="P6" style:family="paragraph" style:parent-style-name="Standard">
      <style:paragraph-properties fo:margin-left="0in" fo:margin-right="0in" fo:margin-top="0.0835in" fo:margin-bottom="0.0972in" style:contextual-spacing="false" fo:line-height="150%" fo:orphans="2" fo:widows="2" fo:text-indent="0in" style:auto-text-indent="false"/>
      <style:text-properties fo:font-variant="normal" fo:text-transform="none" fo:color="#101112" loext:opacity="100%" style:font-name="apple-system" fo:font-size="11.25pt" fo:letter-spacing="normal" fo:font-style="normal" fo:font-weight="normal" loext:padding="0in" loext:border="none"/>
    </style:style>
    <style:style style:name="P7" style:family="paragraph" style:parent-style-name="Standard">
      <style:paragraph-properties fo:margin-left="0in" fo:margin-right="0in" fo:margin-top="0.0835in" fo:margin-bottom="0.0835in" style:contextual-spacing="false" fo:line-height="150%" fo:orphans="2" fo:widows="2" fo:text-indent="0in" style:auto-text-indent="false"/>
      <style:text-properties fo:font-variant="normal" fo:text-transform="none" fo:color="#101112" loext:opacity="100%" style:font-name="apple-system" fo:font-size="11.25pt" fo:letter-spacing="normal" fo:font-style="normal" fo:font-weight="bold" loext:padding="0in" loext:border="none"/>
    </style:style>
    <style:style style:name="P8" style:family="paragraph" style:parent-style-name="Standard">
      <style:paragraph-properties fo:margin-left="0in" fo:margin-right="0in" fo:margin-top="0.0835in" fo:margin-bottom="0.0835in" style:contextual-spacing="false" fo:line-height="150%" fo:orphans="2" fo:widows="2" fo:text-indent="0in" style:auto-text-indent="false"/>
      <style:text-properties fo:font-variant="normal" fo:text-transform="none" fo:color="#f3f4f5" loext:opacity="100%" style:font-name="apple-system" fo:font-size="11.25pt" fo:letter-spacing="normal" fo:font-style="normal" fo:font-weight="normal" loext:padding="0in" loext:border="none"/>
    </style:style>
    <style:style style:name="P9" style:family="paragraph" style:parent-style-name="Standard">
      <style:paragraph-properties fo:margin-left="0in" fo:margin-right="0in" fo:orphans="2" fo:widows="2" fo:text-indent="0in" style:auto-text-indent="false"/>
    </style:style>
    <style:style style:name="P10" style:family="paragraph" style:parent-style-name="Standard">
      <style:paragraph-properties fo:margin-left="0in" fo:margin-right="0in" fo:margin-top="0in" fo:margin-bottom="0in" style:contextual-spacing="false" fo:text-indent="0in" style:auto-text-indent="false"/>
      <style:text-properties fo:background-color="#323338" loext:padding="0in" loext:border="none"/>
    </style:style>
    <style:style style:name="P11" style:family="paragraph" style:parent-style-name="Standard">
      <style:paragraph-properties fo:margin-left="0in" fo:margin-right="0in" fo:margin-top="0in" fo:margin-bottom="0.0835in" style:contextual-spacing="false" fo:line-height="150%" fo:text-indent="0in" style:auto-text-indent="false"/>
      <style:text-properties fo:color="#f3f4f5" loext:opacity="100%" fo:font-size="11.25pt" fo:letter-spacing="normal" loext:padding="0in" loext:border="none"/>
    </style:style>
    <style:style style:name="P12" style:family="paragraph" style:parent-style-name="Standard">
      <style:paragraph-properties fo:margin-left="0in" fo:margin-right="0in" fo:margin-top="0.0835in" fo:margin-bottom="0.0835in" style:contextual-spacing="false" fo:line-height="150%" fo:text-indent="0in" style:auto-text-indent="false"/>
      <style:text-properties fo:color="#f3f4f5" loext:opacity="100%" fo:font-size="11.25pt" fo:letter-spacing="normal" loext:padding="0in" loext:border="none"/>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margin-top="0in" fo:margin-bottom="0.0972in" style:contextual-spacing="false" fo:text-indent="0in" style:auto-text-indent="false"/>
    </style:style>
    <style:style style:name="P15" style:family="paragraph" style:parent-style-name="Text_20_body" style:list-style-name="L2">
      <style:paragraph-properties fo:margin-left="0in" fo:margin-right="0in" fo:margin-top="0.0835in" fo:margin-bottom="0.0835in" style:contextual-spacing="false" fo:text-indent="0in" style:auto-text-indent="false" fo:padding="0in" fo:border="none"/>
      <style:text-properties loext:padding="0in" loext:border="none"/>
    </style:style>
    <style:style style:name="P16" style:family="paragraph" style:parent-style-name="Text_20_body" style:list-style-name="L3">
      <style:paragraph-properties fo:margin-left="0in" fo:margin-right="0in" fo:margin-top="0.0835in" fo:margin-bottom="0.0835in" style:contextual-spacing="false" fo:text-indent="0in" style:auto-text-indent="false" fo:padding="0in" fo:border="none"/>
      <style:text-properties loext:padding="0in" loext:border="none"/>
    </style:style>
    <style:style style:name="P17" style:family="paragraph" style:parent-style-name="Text_20_body" style:list-style-name="L4">
      <style:paragraph-properties fo:margin-left="0in" fo:margin-right="0in" fo:margin-top="0.0835in" fo:margin-bottom="0.0835in" style:contextual-spacing="false" fo:text-indent="0in" style:auto-text-indent="false" fo:padding="0in" fo:border="none"/>
      <style:text-properties loext:padding="0in" loext:border="none"/>
    </style:style>
    <style:style style:name="P18" style:family="paragraph" style:parent-style-name="Text_20_body">
      <style:paragraph-properties fo:margin-left="0in" fo:margin-right="0in" fo:margin-top="0.0835in" fo:margin-bottom="0.0835in" style:contextual-spacing="false" fo:line-height="150%" fo:orphans="2" fo:widows="2" fo:text-indent="0in" style:auto-text-indent="false"/>
      <style:text-properties fo:font-variant="normal" fo:text-transform="none" fo:color="#101112" loext:opacity="100%" style:font-name="apple-system" fo:font-size="11.25pt" fo:letter-spacing="normal" fo:font-style="normal" fo:font-weight="normal" loext:padding="0in" loext:border="none"/>
    </style:style>
    <style:style style:name="P19" style:family="paragraph" style:parent-style-name="Text_20_body">
      <style:paragraph-properties fo:margin-left="0in" fo:margin-right="0in" fo:margin-top="0.0835in" fo:margin-bottom="0.0972in" style:contextual-spacing="false" fo:line-height="150%" fo:orphans="2" fo:widows="2" fo:text-indent="0in" style:auto-text-indent="false"/>
      <style:text-properties fo:font-variant="normal" fo:text-transform="none" fo:color="#101112" loext:opacity="100%" style:font-name="apple-system" fo:font-size="11.25pt" fo:letter-spacing="normal" fo:font-style="normal" fo:font-weight="normal" loext:padding="0in" loext:border="none"/>
    </style:style>
    <style:style style:name="P20" style:family="paragraph" style:parent-style-name="Text_20_body" style:list-style-name="L1">
      <style:paragraph-properties fo:margin-left="0in" fo:margin-right="0in" fo:margin-top="0.0835in" fo:margin-bottom="0.0835in" style:contextual-spacing="false" fo:orphans="2" fo:widows="2" fo:text-indent="0in" style:auto-text-indent="false" fo:padding="0in" fo:border="none"/>
      <style:text-properties fo:font-variant="normal" fo:text-transform="none" fo:color="#101112" loext:opacity="100%" style:font-name="apple-system" fo:font-size="11.25pt" fo:letter-spacing="normal" fo:font-style="normal" fo:font-weight="normal" loext:padding="0in" loext:border="none"/>
    </style:style>
    <style:style style:name="P21" style:family="paragraph" style:parent-style-name="Text_20_body">
      <style:paragraph-properties fo:margin-left="0in" fo:margin-right="0in" fo:margin-top="0.0835in" fo:margin-bottom="0.0835in" style:contextual-spacing="false" fo:line-height="150%" fo:orphans="2" fo:widows="2" fo:text-indent="0in" style:auto-text-indent="false"/>
      <style:text-properties fo:font-variant="normal" fo:text-transform="none" fo:color="#f3f4f5" loext:opacity="100%" style:font-name="apple-system" fo:font-size="11.25pt" fo:letter-spacing="normal" fo:font-style="normal" fo:font-weight="normal" loext:padding="0in" loext:border="none"/>
    </style:style>
    <style:style style:name="P22" style:family="paragraph" style:parent-style-name="Text_20_body" style:list-style-name="L5">
      <style:paragraph-properties fo:margin-left="0in" fo:margin-right="0in" fo:margin-top="0.0835in" fo:margin-bottom="0.0835in" style:contextual-spacing="false" fo:orphans="2" fo:widows="2" fo:text-indent="0in" style:auto-text-indent="false" fo:padding="0in" fo:border="none"/>
      <style:text-properties fo:font-variant="normal" fo:text-transform="none" fo:color="#f3f4f5" loext:opacity="100%" style:font-name="apple-system" fo:font-size="11.25pt" fo:letter-spacing="normal" fo:font-style="normal" fo:font-weight="normal" loext:padding="0in" loext:border="none"/>
    </style:style>
    <style:style style:name="P23" style:family="paragraph" style:parent-style-name="Text_20_body" style:list-style-name="L6">
      <style:paragraph-properties fo:margin-left="0in" fo:margin-right="0in" fo:margin-top="0.0835in" fo:margin-bottom="0.0835in" style:contextual-spacing="false" fo:orphans="2" fo:widows="2" fo:text-indent="0in" style:auto-text-indent="false" fo:padding="0in" fo:border="none"/>
      <style:text-properties fo:font-variant="normal" fo:text-transform="none" fo:color="#f3f4f5" loext:opacity="100%" style:font-name="apple-system" fo:font-size="11.25pt" fo:letter-spacing="normal" fo:font-style="normal" fo:font-weight="normal" loext:padding="0in" loext:border="none"/>
    </style:style>
    <style:style style:name="P24" style:family="paragraph" style:parent-style-name="Text_20_body" style:list-style-name="L7">
      <style:paragraph-properties fo:margin-left="0in" fo:margin-right="0in" fo:margin-top="0.0835in" fo:margin-bottom="0.0835in" style:contextual-spacing="false" fo:orphans="2" fo:widows="2" fo:text-indent="0in" style:auto-text-indent="false" fo:padding="0in" fo:border="none"/>
      <style:text-properties fo:font-variant="normal" fo:text-transform="none" fo:color="#f3f4f5" loext:opacity="100%" style:font-name="apple-system" fo:font-size="11.25pt" fo:letter-spacing="normal" fo:font-style="normal" fo:font-weight="normal" loext:padding="0in" loext:border="none"/>
    </style:style>
    <style:style style:name="P25" style:family="paragraph" style:parent-style-name="Text_20_body">
      <style:paragraph-properties fo:margin-left="0in" fo:margin-right="0in" fo:margin-top="0.0835in" fo:margin-bottom="0.0972in" style:contextual-spacing="false" fo:line-height="150%" fo:orphans="2" fo:widows="2" fo:text-indent="0in" style:auto-text-indent="false"/>
    </style:style>
    <style:style style:name="P26" style:family="paragraph" style:parent-style-name="Text_20_body">
      <style:paragraph-properties fo:margin-left="0in" fo:margin-right="0in" fo:margin-top="0.0835in" fo:margin-bottom="0.0835in" style:contextual-spacing="false" fo:line-height="150%" fo:text-indent="0in" style:auto-text-indent="false"/>
    </style:style>
    <style:style style:name="P27" style:family="paragraph" style:parent-style-name="Text_20_body">
      <style:paragraph-properties fo:margin-left="0in" fo:margin-right="0in" fo:margin-top="0.0835in" fo:margin-bottom="0.0835in" style:contextual-spacing="false" fo:line-height="150%" fo:text-indent="0in" style:auto-text-indent="false"/>
      <style:text-properties fo:color="#f3f4f5" loext:opacity="100%" fo:font-size="11.25pt" fo:letter-spacing="normal" loext:padding="0in" loext:border="none"/>
    </style:style>
    <style:style style:name="T1" style:family="text">
      <style:text-properties fo:font-weight="bold"/>
    </style:style>
    <style:style style:name="T2" style:family="text">
      <style:text-properties fo:font-variant="normal" fo:text-transform="none" fo:color="#f3f4f5" loext:opacity="100%" style:font-name="apple-system" fo:font-size="11.25pt" fo:letter-spacing="normal" fo:font-style="normal" fo:font-weight="normal" loext:padding="0in" loext:border="none"/>
    </style:style>
    <style:style style:name="T3" style:family="text">
      <style:text-properties fo:font-variant="normal" fo:text-transform="none" fo:color="#f3f4f5" loext:opacity="100%" style:font-name="apple-system" fo:font-size="11.25pt" fo:letter-spacing="normal" fo:font-style="normal" fo:font-weight="normal" fo:background-color="#323338" loext:char-shading-value="0" loext:padding="0in" loext:border="none"/>
    </style:style>
    <style:style style:name="T4" style:family="text">
      <style:text-properties fo:color="#f3f4f5" loext:opacity="100%" fo:font-size="11.25pt" fo:letter-spacing="normal" loext:padding="0in" loext:border="none"/>
    </style:style>
    <style:style style:name="T5" style:family="text">
      <style:text-properties fo:color="#f3f4f5" loext:opacity="100%" fo:font-size="11.25pt" fo:letter-spacing="normal" fo:font-weight="bold"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n you tell me how my day will be tomorrow , i mean by horoscope or astrology</text:p>
      <text:section text:style-name="Sect1" text:name="_r_3e_">
        <text:p text:style-name="P9"/>
      </text:section>
      <text:p text:style-name="P3">I'd be happy to look up your horoscope. What's your zodiac sign or birth date? That way, I can give you a more personalized reading for tomorrow.</text:p>
      <text:section text:style-name="Sect2" text:name="_r_3f_">
        <text:p text:style-name="P9"/>
      </text:section>
      <text:p text:style-name="P2"><draw:frame draw:style-name="fr1" draw:name="Frame1" text:anchor-type="char" svg:width="0.0161in" draw:z-index="0"><draw:text-box fo:min-height="0.0161in"><text:p text:style-name="P13">Meta AI response: I'd be happy to look up your horoscope. What's your zodiac sign or birth date? That way, I can give you a more personalized reading for tomorrow.</text:p></draw:text-box></draw:frame>23 Jan 2005 , India</text:p>
      <text:section text:style-name="Sect1" text:name="_r_3o_">
        <text:p text:style-name="P9"/>
      </text:section>
      <text:p text:style-name="P4">You're an Aquarius! Here's your horoscope for tomorrow:</text:p>
      <text:p text:style-name="P7">Aquarius (January 20 - February 18)</text:p>
      <text:p text:style-name="P5">Tomorrow's vibe is all about connections and conversations. Expect a chance encounter or a meaningful talk with someone, possibly through a social event or a new platform. Keep your mind open to new ideas and perspectives.</text:p>
      <text:p text:style-name="P5">In terms of career, a creative project or collaboration might spark your interest. Be prepared to think outside the box and explore innovative solutions.</text:p>
      <text:p text:style-name="P5">On the personal front, prioritize self-care and listen to your intuition. A quiet evening at home could be just what you need to recharge.</text:p>
      <text:p text:style-name="P6">How does that sound?</text:p>
      <text:section text:style-name="Sect2" text:name="_r_3p_">
        <text:p text:style-name="P9"/>
      </text:section>
      <text:p text:style-name="P2"><draw:frame draw:style-name="fr1" draw:name="Frame2" text:anchor-type="char" svg:width="0.0161in" draw:z-index="1"><draw:text-box fo:min-height="0.0161in"><text:p text:style-name="P13">Meta AI response: You're an Aquarius! Here's your horoscope for tomorrow: Aquarius (January 20 - February 18) Tomorrow's vibe is all about connections and conversations. Expect a chance encounter or a meaningful talk with someone, possibly through a social event or a new platform. Keep your mind open to new ideas and perspectives. In terms of career, a creative project or collaboration might spark your interest. Be prepared to think outside the box and explore innovative solutions. On the personal front, prioritize self-care and listen to your intuition. A quiet evening at home could be just what you need to recharge. How does that sound?</text:p></draw:text-box></draw:frame>tell me in detail</text:p>
      <text:section text:style-name="Sect1" text:name="_r_42_">
        <text:p text:style-name="P9"/>
      </text:section>
      <text:p text:style-name="P4">Based on your Aquarius sign and the planetary positions, here's a more detailed look at your horoscope for tomorrow:</text:p>
      <text:p text:style-name="P5"><text:span text:style-name="T1">Career and Ambitions:</text:span><text:line-break/>Tomorrow, you might receive an exciting opportunity or proposal that aligns with your long-term goals. This could be related to a creative project, a collaboration, or even a new venture. With the Moon in a harmonious aspect to Uranus, expect innovative ideas and out-of-the-box thinking to be favored. Be open to exploring unconventional approaches and embracing change.</text:p>
      <text:p text:style-name="P5"><text:span text:style-name="T1">Relationships and Social Life:</text:span><text:line-break/>A chance encounter or a meaningful conversation with someone could leave a lasting impression. This might happen through a social event, a networking opportunity, or even <text:soft-page-break/>an online platform. The stars suggest that this interaction could lead to a new connection or a deeper understanding of someone. Be yourself, and don't hesitate to share your thoughts and ideas.</text:p>
      <text:p text:style-name="P5"><text:span text:style-name="T1">Personal Growth and Well-being:</text:span><text:line-break/>With the Sun's influence, you'll likely feel a strong desire for independence and self-expression. Prioritize self-care and take time to recharge. A quiet evening at home or a solo activity might be just what you need to balance your energies. Listen to your intuition and trust your instincts, especially when it comes to making important decisions.</text:p>
      <text:p text:style-name="P5"><text:span text:style-name="T1">Challenges and Opportunities:</text:span><text:line-break/>A potential challenge tomorrow might be finding a balance between your desire for freedom and the demands of your responsibilities. Be flexible and adaptable, and try to find creative solutions to any obstacles that come your way. On the other hand, this could also be an opportunity to break free from limitations and pursue your passions with renewed energy.</text:p>
      <text:p text:style-name="P5"><text:span text:style-name="T1">Advice:</text:span><text:line-break/>Stay open-minded, and be willing to explore new perspectives. Trust your instincts, and don't be afraid to take calculated risks. With the right mindset, you can turn challenges into opportunities and make the most of the day's energies.</text:p>
      <text:p text:style-name="P6">How do you feel about this reading?</text:p>
      <text:section text:style-name="Sect2" text:name="_r_43_">
        <text:p text:style-name="P9"/>
      </text:section>
      <text:p text:style-name="P2"><draw:frame draw:style-name="fr1" draw:name="Frame3" text:anchor-type="char" svg:width="0.0161in" draw:z-index="2"><draw:text-box fo:min-height="0.0161in"><text:p text:style-name="P13">Meta AI response: Based on your Aquarius sign and the planetary positions, here's a more detailed look at your horoscope for tomorrow: Career and Ambitions: Tomorrow, you might receive an exciting opportunity or proposal that aligns with your long-term goals. This could be related to a creative project, a collaboration, or even a new venture. With the Moon in a harmonious aspect to Uranus, expect innovative ideas and out-of-the-box thinking to be favored. Be open to exploring unconventional approaches and embracing change. Relationships and Social Life: A chance encounter or a meaningful conversation with someone could leave a lasting impression. This might happen through a social event, a networking opportunity, or even an online platform. The stars suggest that this interaction could lead to a new connection or a deeper understanding of someone. Be yourself, and don't hesitate to share your thoughts and ideas. Personal Growth and Well-being: With the Sun's influence, you'll likely feel a strong desire for independence and self-expression. Prioritize self-care and take time to recharge. A quiet evening at home or a solo activity might be just what you need to balance your energies. Listen to your intuition and trust your instincts, especially when it comes to making important decisions. Challenges and Opportunities: A potential challenge tomorrow might be finding a balance between your desire for freedom and the demands of your responsibilities. Be flexible and adaptable, and try to find creative solutions to any obstacles that come your way. On the other hand, this could also be an opportunity to break free from limitations and pursue your passions with renewed energy. Advice: Stay open-minded, and be willing to explore new perspectives. Trust your instincts, and don't be afraid to take calculated risks. With the right mindset, you can turn challenges into opportunities and make the most of the day's energies. How do you feel about this reading?</text:p></draw:text-box></draw:frame>okay , tell me when i'll get married , i mean how my partner would be</text:p>
      <text:section text:style-name="Sect1" text:name="_r_4c_">
        <text:p text:style-name="P9"/>
      </text:section>
      <text:p text:style-name="P4">Predicting marriage or a partner through astrology can be complex and involves analyzing various chart factors. Based on your birth details (January 23, 2005), here's an interpretation:</text:p>
      <text:p text:style-name="P5"><text:span text:style-name="T1">Partner Characteristics:</text:span><text:line-break/>Your chart suggests that you might be drawn to someone who values independence, intellectual pursuits, and humanitarian causes. This person could be unconventional, innovative, and possibly involved in creative or technological fields. They might appreciate your quirky side and share your passion for exploring new ideas.</text:p>
      <text:p text:style-name="P5"><text:soft-page-break/><text:span text:style-name="T1">Marriage Timing:</text:span><text:line-break/>Astrology can't pinpoint an exact date for marriage, but your chart indicates potential for long-term relationships or marriage around your mid-to-late 20s or early 30s. Keep in mind that astrology is just one aspect; personal choices and circumstances play a significant role.</text:p>
      <text:p text:style-name="P5"><text:span text:style-name="T1">Relationship Themes:</text:span><text:line-break/>Your chart highlights themes of freedom, intellectual connection, and mutual respect in relationships. You might seek a partner who shares your values and passions, and with whom you can have stimulating conversations.</text:p>
      <text:p text:style-name="P7">Keep in mind that astrology is for entertainment purposes, and your path is shaped by many factors, including personal choices.</text:p>
      <text:p text:style-name="P6">How do you feel about these insights?</text:p>
      <text:section text:style-name="Sect2" text:name="_r_4d_">
        <text:p text:style-name="P9"/>
      </text:section>
      <text:p text:style-name="P2"><draw:frame draw:style-name="fr1" draw:name="Frame4" text:anchor-type="char" svg:width="0.0161in" draw:z-index="3"><draw:text-box fo:min-height="0.0161in"><text:p text:style-name="P13">Meta AI response: Predicting marriage or a partner through astrology can be complex and involves analyzing various chart factors. Based on your birth details (January 23, 2005), here's an interpretation: Partner Characteristics: Your chart suggests that you might be drawn to someone who values independence, intellectual pursuits, and humanitarian causes. This person could be unconventional, innovative, and possibly involved in creative or technological fields. They might appreciate your quirky side and share your passion for exploring new ideas. Marriage Timing: Astrology can't pinpoint an exact date for marriage, but your chart indicates potential for long-term relationships or marriage around your mid-to-late 20s or early 30s. Keep in mind that astrology is just one aspect; personal choices and circumstances play a significant role. Relationship Themes: Your chart highlights themes of freedom, intellectual connection, and mutual respect in relationships. You might seek a partner who shares your values and passions, and with whom you can have stimulating conversations. Keep in mind that astrology is for entertainment purposes, and your path is shaped by many factors, including personal choices. How do you feel about these insights?</text:p></draw:text-box></draw:frame>sorry birth details are 23 oct 2005 , haryana , india</text:p>
      <text:section text:style-name="Sect1" text:name="_r_4m_">
        <text:p text:style-name="P9"/>
      </text:section>
      <text:p text:style-name="P4">With your birth details being October 23, 2005, that makes you a Scorpio or possibly a Libra, depending on the exact birth time. Let's explore your horoscope and potential partner based on both signs.</text:p>
      <text:p text:style-name="P5"><text:span text:style-name="T1">If you're a Libra (September 23 - October 22):</text:span><text:line-break/>Given your birth date is October 23, you might actually be a Scorpio. However, if your birth time falls early in the day, you could still be a Libra. For Libra, a potential partner might be someone who values balance, harmony, and intellectual conversations. They might be charming, social, and appreciate beauty and aesthetics.</text:p>
      <text:p text:style-name="P5"><text:span text:style-name="T1">If you're a Scorpio (October 23 - November 21):</text:span><text:line-break/>As a Scorpio, you might be drawn to someone who is passionate, intense, and authentic. Your partner could be someone who values honesty, loyalty, and depth in relationships. They might be perceptive, resourceful, and have a strong sense of determination.</text:p>
      <text:p text:style-name="P5"><text:span text:style-name="T1">Marriage Timing and Relationship Themes:</text:span><text:line-break/>For both Libra and Scorpio, astrology suggests that relationships and marriage timing depend on various factors, including personal choices and life circumstances. Your chart <text:soft-page-break/>might indicate potential for significant relationships during periods of personal growth, transformation, or when you're pursuing your passions.</text:p>
      <text:p text:style-name="P5"><text:span text:style-name="T1">More on Your Partner:</text:span><text:line-break/>If you're a Scorpio, your partner might be someone who:</text:p>
      <text:list text:style-name="L1">
        <text:list-item>
          <text:p text:style-name="P20">Is fiercely loyal and protective of those they care about</text:p>
        </text:list-item>
        <text:list-item>
          <text:p text:style-name="P20">Values honesty and authenticity</text:p>
        </text:list-item>
        <text:list-item>
          <text:p text:style-name="P20">Is passionate about their interests and pursuits</text:p>
        </text:list-item>
        <text:list-item>
          <text:p text:style-name="P20">Might have a mysterious or intriguing side</text:p>
        </text:list-item>
      </text:list>
      <text:p text:style-name="P18">To get a more accurate reading, knowing your exact birth time would be helpful.</text:p>
      <text:p text:style-name="P19">How do these insights resonate with you?</text:p>
      <text:p text:style-name="Standard"/>
      <text:p text:style-name="Standard"/>
      <text:p text:style-name="P10">okay , tell me more details about her</text:p>
      <text:section text:style-name="Sect1" text:name="_r_50_">
        <text:p text:style-name="P1"/>
      </text:section>
      <text:p text:style-name="P11">Let's dive deeper into the potential partner's characteristics based on your Scorpio sign (October 23, 2005).</text:p>
      <text:p text:style-name="P12"><text:span text:style-name="T1">Physical Appearance:</text:span><text:line-break/>Your partner might have distinctive features, such as striking eyes, a strong facial structure, or an intriguing smile. They could have a unique sense of style, possibly with a flair for dark, bold, or eclectic fashion.</text:p>
      <text:p text:style-name="P12"><text:span text:style-name="T1">Personality Traits:</text:span><text:line-break/>This person might be:</text:p>
      <text:list text:style-name="L2">
        <text:list-item>
          <text:p text:style-name="P15">Passionate and intense, with strong convictions and opinions</text:p>
        </text:list-item>
        <text:list-item>
          <text:p text:style-name="P15">Loyal and protective of those they care about, with a strong sense of commitment</text:p>
        </text:list-item>
        <text:list-item>
          <text:p text:style-name="P15">Perceptive and intuitive, able to read between the lines and understand unspoken emotions</text:p>
        </text:list-item>
        <text:list-item>
          <text:p text:style-name="P15">Resourceful and determined, with a strong will to overcome challenges</text:p>
        </text:list-item>
        <text:list-item>
          <text:p text:style-name="P15">Possibly private or mysterious, with a depth that unfolds over time</text:p>
        </text:list-item>
      </text:list>
      <text:p text:style-name="P27"><text:span text:style-name="T1">Interests and Values:</text:span><text:line-break/>Your partner might be drawn to:</text:p>
      <text:list text:style-name="L3">
        <text:list-item>
          <text:p text:style-name="P16"><text:soft-page-break/>Mysterious or unconventional pursuits, such as mystery novels, true crime stories, or the paranormal</text:p>
        </text:list-item>
        <text:list-item>
          <text:p text:style-name="P16">Creative expression, like art, music, or writing</text:p>
        </text:list-item>
        <text:list-item>
          <text:p text:style-name="P16">In-depth conversations about life, philosophy, or spirituality</text:p>
        </text:list-item>
        <text:list-item>
          <text:p text:style-name="P16">Building strong, meaningful relationships based on trust and mutual respect</text:p>
        </text:list-item>
      </text:list>
      <text:p text:style-name="P27"><text:span text:style-name="T1">Relationship Dynamics:</text:span><text:line-break/>With you, this person might:</text:p>
      <text:list text:style-name="L4">
        <text:list-item>
          <text:p text:style-name="P17">Share a deep emotional connection, with intense conversations and a strong bond</text:p>
        </text:list-item>
        <text:list-item>
          <text:p text:style-name="P17">Engage in passionate debates or discussions, with a mutual respect for each other's opinions</text:p>
        </text:list-item>
        <text:list-item>
          <text:p text:style-name="P17">Support and encourage each other's passions and interests</text:p>
        </text:list-item>
        <text:list-item>
          <text:p text:style-name="P17">Possibly have a strong physical attraction, with a deep sense of intimacy and connection</text:p>
        </text:list-item>
      </text:list>
      <text:p text:style-name="P26"><text:span text:style-name="T5">Challenges and Growth:</text:span><text:span text:style-name="T4"><text:line-break/>The relationship might face challenges related to trust, vulnerability, or possessiveness. However, working through these challenges could </text:span><text:span text:style-name="T2">s about meeting your potential partner and the nature of your relationship.</text:span></text:p>
      <text:p text:style-name="P8"><text:span text:style-name="T1">Meeting Your Partner:</text:span><text:line-break/>You might meet your partner through:</text:p>
      <text:list text:style-name="L5">
        <text:list-item>
          <text:p text:style-name="P22">A mutual friend or social circle, possibly at a gathering, party, or event</text:p>
        </text:list-item>
        <text:list-item>
          <text:p text:style-name="P22">An interest or hobby-based group, such as a book club, sports team, or volunteer organization</text:p>
        </text:list-item>
        <text:list-item>
          <text:p text:style-name="P22">Online platforms, like social media or forums, where you share common interests or passions</text:p>
        </text:list-item>
        <text:list-item>
          <text:p text:style-name="P22">A place of learning or personal growth, such as a workshop, seminar, or spiritual retreat</text:p>
        </text:list-item>
      </text:list>
      <text:p text:style-name="P21"><text:span text:style-name="T1">Love Marriage or Arranged:</text:span><text:line-break/>Based on your chart, it seems possible that you might have a love marriage or a relationship that blends elements of both love and arranged marriage. You might meet your partner through social connections or mutual friends, and your families might play a supportive role in your relationship.</text:p>
      <text:p text:style-name="P21"><text:soft-page-break/><text:span text:style-name="T1">Relationship Progression:</text:span><text:line-break/>The relationship might progress through:</text:p>
      <text:list text:style-name="L6">
        <text:list-item>
          <text:p text:style-name="P23">An initial spark of attraction, followed by deep conversations and a strong emotional connection</text:p>
        </text:list-item>
        <text:list-item>
          <text:p text:style-name="P23">A period of getting to know each other, sharing experiences, and building trust</text:p>
        </text:list-item>
        <text:list-item>
          <text:p text:style-name="P23">A turning point where you both realize your feelings for each other and decide to commit</text:p>
        </text:list-item>
        <text:list-item>
          <text:p text:style-name="P23">A journey of growth, challenges, and mutual support, as you navigate life together</text:p>
        </text:list-item>
      </text:list>
      <text:p text:style-name="P21"><text:span text:style-name="T1">Challenges and Opportunities:</text:span><text:line-break/>Your relationship might face challenges related to:</text:p>
      <text:list text:style-name="L7">
        <text:list-item>
          <text:p text:style-name="P24">Trust and vulnerability, as you both learn to open up and be honest with each other</text:p>
        </text:list-item>
        <text:list-item>
          <text:p text:style-name="P24">Balancing independence and interdependence, as you navigate your individual needs and desires</text:p>
        </text:list-item>
        <text:list-item>
          <text:p text:style-name="P24">External factors, such as family expectations or social pressures, that might impact your relationship</text:p>
        </text:list-item>
      </text:list>
      <text:p text:style-name="P21">However, these challenges can also bring opportunities for growth, deeper understanding, and a stronger bond between you and your partner.</text:p>
      <text:p text:style-name="P25"><text:span text:style-name="T2">How do you feel about these insigh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Adjusted', 'Segoe UI', 'Liberatio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1T19:34:13.350514439</meta:creation-date>
    <dc:date>2025-07-01T19:37:11.820354504</dc:date>
    <meta:editing-duration>PT3M</meta:editing-duration>
    <meta:editing-cycles>1</meta:editing-cycles>
    <meta:document-statistic meta:table-count="0" meta:image-count="0" meta:object-count="0" meta:page-count="6" meta:paragraph-count="77" meta:word-count="2103" meta:character-count="13272" meta:non-whitespace-character-count="11274"/>
    <meta:generator>LibreOffice/24.2.7.2$Linux_X86_64 LibreOffice_project/420$Build-2</meta:generator>
  </office:meta>
</office:document-meta>
</file>